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Maken van tutorials voor bijlages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2" calcext:value-type="date">
            <text:p>12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0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Vergadering met bedrijfsprom + schoolprom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Scriptie afwerk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Maken vergaderverslag van dinsda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administr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Maken cd’s voor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2:39:39.063651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19T12:43:17.316322681</dc:date>
    <meta:editing-duration>PT1H58M38S</meta:editing-duration>
    <meta:editing-cycles>64</meta:editing-cycles>
    <meta:generator>LibreOffice/5.3.3.2$Linux_X86_64 LibreOffice_project/30m0$Build-2</meta:generator>
    <meta:document-statistic meta:table-count="1" meta:cell-count="187" meta:object-count="0"/>
  </office:meta>
</office:document-meta>
</file>